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3.35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37" calcext:value-type="float">
            <text:p>37</text:p>
          </table:table-cell>
          <table:table-cell table:formula="of:=ROUND( ([.G2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40" calcext:value-type="float">
            <text:p>40</text:p>
          </table:table-cell>
          <table:table-cell table:formula="of:=ROUND( ([.G3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42" calcext:value-type="float">
            <text:p>42</text:p>
          </table:table-cell>
          <table:table-cell table:formula="of:=ROUND( ([.G4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8" calcext:value-type="float">
            <text:p>38</text:p>
          </table:table-cell>
          <table:table-cell table:formula="of:=ROUND( ([.G5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40" calcext:value-type="float">
            <text:p>40</text:p>
          </table:table-cell>
          <table:table-cell table:formula="of:=ROUND( ([.G6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40" calcext:value-type="float">
            <text:p>40</text:p>
          </table:table-cell>
          <table:table-cell table:formula="of:=ROUND( ([.G7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39" calcext:value-type="float">
            <text:p>39</text:p>
          </table:table-cell>
          <table:table-cell table:formula="of:=ROUND( ([.G8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43" calcext:value-type="float">
            <text:p>43</text:p>
          </table:table-cell>
          <table:table-cell table:formula="of:=ROUND( ([.G9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0" calcext:value-type="float">
            <text:p>40</text:p>
          </table:table-cell>
          <table:table-cell table:formula="of:=ROUND( ([.G10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4" calcext:value-type="float">
            <text:p>44</text:p>
          </table:table-cell>
          <table:table-cell table:formula="of:=ROUND( ([.G11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7" calcext:value-type="float">
            <text:p>37</text:p>
          </table:table-cell>
          <table:table-cell table:formula="of:=ROUND( ([.G12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42" calcext:value-type="float">
            <text:p>42</text:p>
          </table:table-cell>
          <table:table-cell table:formula="of:=ROUND( ([.G13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44" calcext:value-type="float">
            <text:p>44</text:p>
          </table:table-cell>
          <table:table-cell table:formula="of:=ROUND( ([.G14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36" calcext:value-type="float">
            <text:p>36</text:p>
          </table:table-cell>
          <table:table-cell table:formula="of:=ROUND( ([.G15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51" calcext:value-type="float">
            <text:p>51</text:p>
          </table:table-cell>
          <table:table-cell table:formula="of:=ROUND( ([.G16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50" calcext:value-type="float">
            <text:p>50</text:p>
          </table:table-cell>
          <table:table-cell table:formula="of:=ROUND( ([.G17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48" calcext:value-type="float">
            <text:p>48</text:p>
          </table:table-cell>
          <table:table-cell table:formula="of:=ROUND( ([.G18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50" calcext:value-type="float">
            <text:p>50</text:p>
          </table:table-cell>
          <table:table-cell table:formula="of:=ROUND( ([.G19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45" calcext:value-type="float">
            <text:p>45</text:p>
          </table:table-cell>
          <table:table-cell table:formula="of:=ROUND( ([.G20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47" calcext:value-type="float">
            <text:p>47</text:p>
          </table:table-cell>
          <table:table-cell table:formula="of:=ROUND( ([.G21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48" calcext:value-type="float">
            <text:p>48</text:p>
          </table:table-cell>
          <table:table-cell table:formula="of:=ROUND( ([.G22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50" calcext:value-type="float">
            <text:p>50</text:p>
          </table:table-cell>
          <table:table-cell table:formula="of:=ROUND( ([.G23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53" calcext:value-type="float">
            <text:p>53</text:p>
          </table:table-cell>
          <table:table-cell table:formula="of:=ROUND( ([.G24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46" calcext:value-type="float">
            <text:p>46</text:p>
          </table:table-cell>
          <table:table-cell table:formula="of:=ROUND( ([.G25]+1)*5) + RANDBETWEEN(-3;3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26" calcext:value-type="float">
            <text:p>26</text:p>
          </table:table-cell>
          <table:table-cell table:formula="of:=ROUND( ([.G2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28" calcext:value-type="float">
            <text:p>28</text:p>
          </table:table-cell>
          <table:table-cell table:formula="of:=ROUND( ([.G27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25" calcext:value-type="float">
            <text:p>25</text:p>
          </table:table-cell>
          <table:table-cell table:formula="of:=ROUND( ([.G28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29" calcext:value-type="float">
            <text:p>29</text:p>
          </table:table-cell>
          <table:table-cell table:formula="of:=ROUND( ([.G29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29" calcext:value-type="float">
            <text:p>29</text:p>
          </table:table-cell>
          <table:table-cell table:formula="of:=ROUND( ([.G30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31" calcext:value-type="float">
            <text:p>31</text:p>
          </table:table-cell>
          <table:table-cell table:formula="of:=ROUND( ([.G31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27" calcext:value-type="float">
            <text:p>27</text:p>
          </table:table-cell>
          <table:table-cell table:formula="of:=ROUND( ([.G32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27" calcext:value-type="float">
            <text:p>27</text:p>
          </table:table-cell>
          <table:table-cell table:formula="of:=ROUND( ([.G33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34" calcext:value-type="float">
            <text:p>34</text:p>
          </table:table-cell>
          <table:table-cell table:formula="of:=ROUND( ([.G34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32" calcext:value-type="float">
            <text:p>32</text:p>
          </table:table-cell>
          <table:table-cell table:formula="of:=ROUND( ([.G35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33" calcext:value-type="float">
            <text:p>33</text:p>
          </table:table-cell>
          <table:table-cell table:formula="of:=ROUND( ([.G36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28" calcext:value-type="float">
            <text:p>28</text:p>
          </table:table-cell>
          <table:table-cell table:formula="of:=ROUND( ([.G37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28" calcext:value-type="float">
            <text:p>28</text:p>
          </table:table-cell>
          <table:table-cell table:formula="of:=ROUND( ([.G38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26" calcext:value-type="float">
            <text:p>26</text:p>
          </table:table-cell>
          <table:table-cell table:formula="of:=ROUND( ([.G39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F2] * 10 - RANDBETWEEN(-4;4)" office:value-type="float" office:value="11" calcext:value-type="float">
            <text:p>11</text:p>
          </table:table-cell>
          <table:table-cell table:style-name="ce8" table:formula="of:=ROUND( (['b - Armes'.C2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F3] * 10 - RANDBETWEEN(-4;4)" office:value-type="float" office:value="10" calcext:value-type="float">
            <text:p>10</text:p>
          </table:table-cell>
          <table:table-cell table:style-name="ce8" table:formula="of:=ROUND( (['b - Armes'.C3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F4] * 10 - RANDBETWEEN(-4;4)" office:value-type="float" office:value="8" calcext:value-type="float">
            <text:p>8</text:p>
          </table:table-cell>
          <table:table-cell table:style-name="ce8" table:formula="of:=ROUND( (['b - Armes'.C4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F5] * 10 - RANDBETWEEN(-4;4)" office:value-type="float" office:value="8" calcext:value-type="float">
            <text:p>8</text:p>
          </table:table-cell>
          <table:table-cell table:style-name="ce8" table:formula="of:=ROUND( (['b - Armes'.C5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F6] * 10 - RANDBETWEEN(-4;4)" office:value-type="float" office:value="9" calcext:value-type="float">
            <text:p>9</text:p>
          </table:table-cell>
          <table:table-cell table:style-name="ce8" table:formula="of:=ROUND( (['b - Armes'.C6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F7] * 10 - RANDBETWEEN(-4;4)" office:value-type="float" office:value="8" calcext:value-type="float">
            <text:p>8</text:p>
          </table:table-cell>
          <table:table-cell table:style-name="ce8" table:formula="of:=ROUND( (['b - Armes'.C7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F8] * 10 - RANDBETWEEN(-4;4)" office:value-type="float" office:value="13" calcext:value-type="float">
            <text:p>13</text:p>
          </table:table-cell>
          <table:table-cell table:style-name="ce8" table:formula="of:=ROUND( (['b - Armes'.C8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F9] * 10 - RANDBETWEEN(-4;4)" office:value-type="float" office:value="7" calcext:value-type="float">
            <text:p>7</text:p>
          </table:table-cell>
          <table:table-cell table:style-name="ce8" table:formula="of:=ROUND( (['b - Armes'.C9]*1.5) + RANDBETWEEN(0;10) )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F10] * 10 - RANDBETWEEN(-4;4)" office:value-type="float" office:value="7" calcext:value-type="float">
            <text:p>7</text:p>
          </table:table-cell>
          <table:table-cell table:style-name="ce8" table:formula="of:=ROUND( (['b - Armes'.C10]*1.5) + RANDBETWEEN(0;10) )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F11] * 10 - RANDBETWEEN(-4;4)" office:value-type="float" office:value="11" calcext:value-type="float">
            <text:p>11</text:p>
          </table:table-cell>
          <table:table-cell table:style-name="ce8" table:formula="of:=ROUND( (['b - Armes'.C11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F12] * 10 - RANDBETWEEN(-4;4)" office:value-type="float" office:value="12" calcext:value-type="float">
            <text:p>12</text:p>
          </table:table-cell>
          <table:table-cell table:style-name="ce8" table:formula="of:=ROUND( (['b - Armes'.C12]*1.5) + RANDBETWEEN(0;10) )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F13] * 10 - RANDBETWEEN(-4;4)" office:value-type="float" office:value="11" calcext:value-type="float">
            <text:p>11</text:p>
          </table:table-cell>
          <table:table-cell table:style-name="ce8" table:formula="of:=ROUND( (['b - Armes'.C13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F14] * 10 - RANDBETWEEN(-4;4)" office:value-type="float" office:value="14" calcext:value-type="float">
            <text:p>14</text:p>
          </table:table-cell>
          <table:table-cell table:style-name="ce8" table:formula="of:=ROUND( (['b - Armes'.C14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F15] * 10 - RANDBETWEEN(-4;4)" office:value-type="float" office:value="14" calcext:value-type="float">
            <text:p>14</text:p>
          </table:table-cell>
          <table:table-cell table:style-name="ce8" table:formula="of:=ROUND( (['b - Armes'.C15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F16] * 10 - RANDBETWEEN(-4;4)" office:value-type="float" office:value="22" calcext:value-type="float">
            <text:p>22</text:p>
          </table:table-cell>
          <table:table-cell table:style-name="ce8" table:formula="of:=ROUND( (['b - Armes'.C16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F17] * 10 - RANDBETWEEN(-4;4)" office:value-type="float" office:value="24" calcext:value-type="float">
            <text:p>24</text:p>
          </table:table-cell>
          <table:table-cell table:style-name="ce8" table:formula="of:=ROUND( (['b - Armes'.C17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F18] * 10 - RANDBETWEEN(-4;4)" office:value-type="float" office:value="22" calcext:value-type="float">
            <text:p>22</text:p>
          </table:table-cell>
          <table:table-cell table:style-name="ce8" table:formula="of:=ROUND( (['b - Armes'.C18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F19] * 10 - RANDBETWEEN(-4;4)" office:value-type="float" office:value="16" calcext:value-type="float">
            <text:p>16</text:p>
          </table:table-cell>
          <table:table-cell table:style-name="ce8" table:formula="of:=ROUND( (['b - Armes'.C19]*1.5) + RANDBETWEEN(0;10) )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F20] * 10 - RANDBETWEEN(-4;4)" office:value-type="float" office:value="20" calcext:value-type="float">
            <text:p>20</text:p>
          </table:table-cell>
          <table:table-cell table:style-name="ce8" table:formula="of:=ROUND( (['b - Armes'.C20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21] * 10 - RANDBETWEEN(-4;4)" office:value-type="float" office:value="19" calcext:value-type="float">
            <text:p>19</text:p>
          </table:table-cell>
          <table:table-cell table:style-name="ce8" table:formula="of:=ROUND( (['b - Armes'.C21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22] * 10 - RANDBETWEEN(-4;4)" office:value-type="float" office:value="21" calcext:value-type="float">
            <text:p>21</text:p>
          </table:table-cell>
          <table:table-cell table:style-name="ce8" table:formula="of:=ROUND( (['b - Armes'.C22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23] * 10 - RANDBETWEEN(-4;4)" office:value-type="float" office:value="24" calcext:value-type="float">
            <text:p>24</text:p>
          </table:table-cell>
          <table:table-cell table:style-name="ce8" table:formula="of:=ROUND( (['b - Armes'.C23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7" table:formula="of:=[.F24] * 10 - RANDBETWEEN(-4;4)" office:value-type="float" office:value="18" calcext:value-type="float">
            <text:p>18</text:p>
          </table:table-cell>
          <table:table-cell table:style-name="ce8" table:formula="of:=ROUND( (['b - Armes'.C24]*1.5) + RANDBETWEEN(0;10) )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7" table:formula="of:=[.F25] * 10 - RANDBETWEEN(-4;4)" office:value-type="float" office:value="20" calcext:value-type="float">
            <text:p>20</text:p>
          </table:table-cell>
          <table:table-cell table:style-name="ce8" table:formula="of:=ROUND( (['b - Armes'.C25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F26] * 10 - RANDBETWEEN(-4;4)" office:value-type="float" office:value="32" calcext:value-type="float">
            <text:p>32</text:p>
          </table:table-cell>
          <table:table-cell table:style-name="ce8" table:formula="of:=ROUND( (['b - Armes'.C26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F27] * 10 - RANDBETWEEN(-4;4)" office:value-type="float" office:value="33" calcext:value-type="float">
            <text:p>33</text:p>
          </table:table-cell>
          <table:table-cell table:style-name="ce8" table:formula="of:=ROUND( (['b - Armes'.C27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F28] * 10 - RANDBETWEEN(-4;4)" office:value-type="float" office:value="34" calcext:value-type="float">
            <text:p>34</text:p>
          </table:table-cell>
          <table:table-cell table:style-name="ce8" table:formula="of:=ROUND( (['b - Armes'.C28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F29] * 10 - RANDBETWEEN(-4;4)" office:value-type="float" office:value="32" calcext:value-type="float">
            <text:p>32</text:p>
          </table:table-cell>
          <table:table-cell table:style-name="ce8" table:formula="of:=ROUND( (['b - Armes'.C29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F30] * 10 - RANDBETWEEN(-4;4)" office:value-type="float" office:value="28" calcext:value-type="float">
            <text:p>28</text:p>
          </table:table-cell>
          <table:table-cell table:style-name="ce8" table:formula="of:=ROUND( (['b - Armes'.C30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F31] * 10 - RANDBETWEEN(-4;4)" office:value-type="float" office:value="34" calcext:value-type="float">
            <text:p>34</text:p>
          </table:table-cell>
          <table:table-cell table:style-name="ce8" table:formula="of:=ROUND( (['b - Armes'.C31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F32] * 10 - RANDBETWEEN(-4;4)" office:value-type="float" office:value="29" calcext:value-type="float">
            <text:p>29</text:p>
          </table:table-cell>
          <table:table-cell table:style-name="ce8" table:formula="of:=ROUND( (['b - Armes'.C32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33] * 10 - RANDBETWEEN(-4;4)" office:value-type="float" office:value="32" calcext:value-type="float">
            <text:p>32</text:p>
          </table:table-cell>
          <table:table-cell table:style-name="ce8" table:formula="of:=ROUND( (['b - Armes'.C33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34] * 10 - RANDBETWEEN(-4;4)" office:value-type="float" office:value="28" calcext:value-type="float">
            <text:p>28</text:p>
          </table:table-cell>
          <table:table-cell table:style-name="ce8" table:formula="of:=ROUND( (['b - Armes'.C34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35] * 10 - RANDBETWEEN(-4;4)" office:value-type="float" office:value="30" calcext:value-type="float">
            <text:p>30</text:p>
          </table:table-cell>
          <table:table-cell table:style-name="ce8" table:formula="of:=ROUND( (['b - Armes'.C35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36] * 10 - RANDBETWEEN(-4;4)" office:value-type="float" office:value="30" calcext:value-type="float">
            <text:p>30</text:p>
          </table:table-cell>
          <table:table-cell table:style-name="ce8" table:formula="of:=ROUND( (['b - Armes'.C36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37] * 10 - RANDBETWEEN(-4;4)" office:value-type="float" office:value="27" calcext:value-type="float">
            <text:p>27</text:p>
          </table:table-cell>
          <table:table-cell table:style-name="ce8" table:formula="of:=ROUND( (['b - Armes'.C37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38] * 10 - RANDBETWEEN(-4;4)" office:value-type="float" office:value="32" calcext:value-type="float">
            <text:p>32</text:p>
          </table:table-cell>
          <table:table-cell table:style-name="ce8" table:formula="of:=ROUND( (['b - Armes'.C38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39] * 10 - RANDBETWEEN(-4;4)" office:value-type="float" office:value="34" calcext:value-type="float">
            <text:p>34</text:p>
          </table:table-cell>
          <table:table-cell table:style-name="ce8" table:formula="of:=ROUND( (['b - Armes'.C39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F40] * 10 - RANDBETWEEN(-4;4)" office:value-type="float" office:value="41" calcext:value-type="float">
            <text:p>41</text:p>
          </table:table-cell>
          <table:table-cell table:style-name="ce8" table:formula="of:=ROUND( (['b - Armes'.C40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F41] * 10 - RANDBETWEEN(-4;4)" office:value-type="float" office:value="40" calcext:value-type="float">
            <text:p>40</text:p>
          </table:table-cell>
          <table:table-cell table:style-name="ce8" table:formula="of:=ROUND( (['b - Armes'.C41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F42] * 10 - RANDBETWEEN(-4;4)" office:value-type="float" office:value="44" calcext:value-type="float">
            <text:p>44</text:p>
          </table:table-cell>
          <table:table-cell table:style-name="ce8" table:formula="of:=ROUND( (['b - Armes'.C42]*1.5) + RANDBETWEEN(0;10) )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F43] * 10 - RANDBETWEEN(-4;4)" office:value-type="float" office:value="43" calcext:value-type="float">
            <text:p>43</text:p>
          </table:table-cell>
          <table:table-cell table:style-name="ce8" table:formula="of:=ROUND( (['b - Armes'.C43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F44] * 10 - RANDBETWEEN(-4;4)" office:value-type="float" office:value="39" calcext:value-type="float">
            <text:p>39</text:p>
          </table:table-cell>
          <table:table-cell table:style-name="ce8" table:formula="of:=ROUND( (['b - Armes'.C44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F45] * 10 - RANDBETWEEN(-4;4)" office:value-type="float" office:value="40" calcext:value-type="float">
            <text:p>40</text:p>
          </table:table-cell>
          <table:table-cell table:style-name="ce8" table:formula="of:=ROUND( (['b - Armes'.C45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46] * 10 - RANDBETWEEN(-4;4)" office:value-type="float" office:value="38" calcext:value-type="float">
            <text:p>38</text:p>
          </table:table-cell>
          <table:table-cell table:style-name="ce8" table:formula="of:=ROUND( (['b - Armes'.C46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47] * 10 - RANDBETWEEN(-4;4)" office:value-type="float" office:value="42" calcext:value-type="float">
            <text:p>42</text:p>
          </table:table-cell>
          <table:table-cell table:style-name="ce8" table:formula="of:=ROUND( (['b - Armes'.C47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48] * 10 - RANDBETWEEN(-4;4)" office:value-type="float" office:value="43" calcext:value-type="float">
            <text:p>43</text:p>
          </table:table-cell>
          <table:table-cell table:style-name="ce8" table:formula="of:=ROUND( (['b - Armes'.C48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49] * 10 - RANDBETWEEN(-4;4)" office:value-type="float" office:value="44" calcext:value-type="float">
            <text:p>44</text:p>
          </table:table-cell>
          <table:table-cell table:style-name="ce8" table:formula="of:=ROUND( (['b - Armes'.C49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50] * 10 - RANDBETWEEN(-4;4)" office:value-type="float" office:value="38" calcext:value-type="float">
            <text:p>38</text:p>
          </table:table-cell>
          <table:table-cell table:style-name="ce8" table:formula="of:=ROUND( (['b - Armes'.C50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7" table:formula="of:=[.F51] * 10 - RANDBETWEEN(-4;4)" office:value-type="float" office:value="44" calcext:value-type="float">
            <text:p>44</text:p>
          </table:table-cell>
          <table:table-cell table:style-name="ce8" table:formula="of:=ROUND( (['b - Armes'.C51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F52] * 10 - RANDBETWEEN(-4;4)" office:value-type="float" office:value="51" calcext:value-type="float">
            <text:p>51</text:p>
          </table:table-cell>
          <table:table-cell table:style-name="ce8" table:formula="of:=ROUND( (['b - Armes'.C52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F53] * 10 - RANDBETWEEN(-4;4)" office:value-type="float" office:value="51" calcext:value-type="float">
            <text:p>51</text:p>
          </table:table-cell>
          <table:table-cell table:style-name="ce8" table:formula="of:=ROUND( (['b - Armes'.C53]*1.5) + RANDBETWEEN(0;10) )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F54] * 10 - RANDBETWEEN(-4;4)" office:value-type="float" office:value="49" calcext:value-type="float">
            <text:p>49</text:p>
          </table:table-cell>
          <table:table-cell table:style-name="ce8" table:formula="of:=ROUND( (['b - Armes'.C54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F55] * 10 - RANDBETWEEN(-4;4)" office:value-type="float" office:value="48" calcext:value-type="float">
            <text:p>48</text:p>
          </table:table-cell>
          <table:table-cell table:style-name="ce8" table:formula="of:=ROUND( (['b - Armes'.C55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F56] * 10 - RANDBETWEEN(-4;4)" office:value-type="float" office:value="48" calcext:value-type="float">
            <text:p>48</text:p>
          </table:table-cell>
          <table:table-cell table:style-name="ce8" table:formula="of:=ROUND( (['b - Armes'.C56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F57] * 10 - RANDBETWEEN(-4;4)" office:value-type="float" office:value="49" calcext:value-type="float">
            <text:p>49</text:p>
          </table:table-cell>
          <table:table-cell table:style-name="ce8" table:formula="of:=ROUND( (['b - Armes'.C57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58] * 10 - RANDBETWEEN(-4;4)" office:value-type="float" office:value="49" calcext:value-type="float">
            <text:p>49</text:p>
          </table:table-cell>
          <table:table-cell table:style-name="ce8" table:formula="of:=ROUND( (['b - Armes'.C58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59] * 10 - RANDBETWEEN(-4;4)" office:value-type="float" office:value="51" calcext:value-type="float">
            <text:p>51</text:p>
          </table:table-cell>
          <table:table-cell table:style-name="ce8" table:formula="of:=ROUND( (['b - Armes'.C59]*1.5) + RANDBETWEEN(0;10) )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60] * 10 - RANDBETWEEN(-4;4)" office:value-type="float" office:value="51" calcext:value-type="float">
            <text:p>51</text:p>
          </table:table-cell>
          <table:table-cell table:style-name="ce8" table:formula="of:=ROUND( (['b - Armes'.C60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61] * 10 - RANDBETWEEN(-4;4)" office:value-type="float" office:value="49" calcext:value-type="float">
            <text:p>49</text:p>
          </table:table-cell>
          <table:table-cell table:style-name="ce8" table:formula="of:=ROUND( (['b - Armes'.C61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62] * 10 - RANDBETWEEN(-4;4)" office:value-type="float" office:value="51" calcext:value-type="float">
            <text:p>51</text:p>
          </table:table-cell>
          <table:table-cell table:style-name="ce8" table:formula="of:=ROUND( (['b - Armes'.C62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63] * 10 - RANDBETWEEN(-4;4)" office:value-type="float" office:value="51" calcext:value-type="float">
            <text:p>51</text:p>
          </table:table-cell>
          <table:table-cell table:style-name="ce8" table:formula="of:=ROUND( (['b - Armes'.C63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F64] * 10 - RANDBETWEEN(-4;4)" office:value-type="float" office:value="59" calcext:value-type="float">
            <text:p>59</text:p>
          </table:table-cell>
          <table:table-cell table:style-name="ce8" table:formula="of:=ROUND( (['b - Armes'.C64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F65] * 10 - RANDBETWEEN(-4;4)" office:value-type="float" office:value="61" calcext:value-type="float">
            <text:p>61</text:p>
          </table:table-cell>
          <table:table-cell table:style-name="ce8" table:formula="of:=ROUND( (['b - Armes'.C65]*1.5) + RANDBETWEEN(0;10) )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F66] * 10 - RANDBETWEEN(-4;4)" office:value-type="float" office:value="56" calcext:value-type="float">
            <text:p>56</text:p>
          </table:table-cell>
          <table:table-cell table:style-name="ce8" table:formula="of:=ROUND( (['b - Armes'.C66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F67] * 10 - RANDBETWEEN(-4;4)" office:value-type="float" office:value="64" calcext:value-type="float">
            <text:p>64</text:p>
          </table:table-cell>
          <table:table-cell table:style-name="ce8" table:formula="of:=ROUND( (['b - Armes'.C67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F68] * 10 - RANDBETWEEN(-4;4)" office:value-type="float" office:value="62" calcext:value-type="float">
            <text:p>62</text:p>
          </table:table-cell>
          <table:table-cell table:style-name="ce8" table:formula="of:=ROUND( (['b - Armes'.C68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F69] * 10 - RANDBETWEEN(-4;4)" office:value-type="float" office:value="63" calcext:value-type="float">
            <text:p>63</text:p>
          </table:table-cell>
          <table:table-cell table:style-name="ce8" table:formula="of:=ROUND( (['b - Armes'.C69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70] * 10 - RANDBETWEEN(-4;4)" office:value-type="float" office:value="56" calcext:value-type="float">
            <text:p>56</text:p>
          </table:table-cell>
          <table:table-cell table:style-name="ce8" table:formula="of:=ROUND( (['b - Armes'.C70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71] * 10 - RANDBETWEEN(-4;4)" office:value-type="float" office:value="58" calcext:value-type="float">
            <text:p>58</text:p>
          </table:table-cell>
          <table:table-cell table:style-name="ce8" table:formula="of:=ROUND( (['b - Armes'.C71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72] * 10 - RANDBETWEEN(-4;4)" office:value-type="float" office:value="58" calcext:value-type="float">
            <text:p>58</text:p>
          </table:table-cell>
          <table:table-cell table:style-name="ce8" table:formula="of:=ROUND( (['b - Armes'.C72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73] * 10 - RANDBETWEEN(-4;4)" office:value-type="float" office:value="62" calcext:value-type="float">
            <text:p>62</text:p>
          </table:table-cell>
          <table:table-cell table:style-name="ce8" table:formula="of:=ROUND( (['b - Armes'.C73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74] * 10 - RANDBETWEEN(-4;4)" office:value-type="float" office:value="57" calcext:value-type="float">
            <text:p>57</text:p>
          </table:table-cell>
          <table:table-cell table:style-name="ce8" table:formula="of:=ROUND( (['b - Armes'.C74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75] * 10 - RANDBETWEEN(-4;4)" office:value-type="float" office:value="56" calcext:value-type="float">
            <text:p>56</text:p>
          </table:table-cell>
          <table:table-cell table:style-name="ce8" table:formula="of:=ROUND( (['b - Armes'.C75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F76] * 10 - RANDBETWEEN(-4;4)" office:value-type="float" office:value="72" calcext:value-type="float">
            <text:p>72</text:p>
          </table:table-cell>
          <table:table-cell table:style-name="ce8" table:formula="of:=ROUND( (['b - Armes'.C76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F77] * 10 - RANDBETWEEN(-4;4)" office:value-type="float" office:value="70" calcext:value-type="float">
            <text:p>70</text:p>
          </table:table-cell>
          <table:table-cell table:style-name="ce8" table:formula="of:=ROUND( (['b - Armes'.C77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F78] * 10 - RANDBETWEEN(-4;4)" office:value-type="float" office:value="74" calcext:value-type="float">
            <text:p>74</text:p>
          </table:table-cell>
          <table:table-cell table:style-name="ce8" table:formula="of:=ROUND( (['b - Armes'.C78]*1.5) + RANDBETWEEN(0;10) )" office:value-type="float" office:value="117" calcext:value-type="float">
            <text:p>1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F79] * 10 - RANDBETWEEN(-4;4)" office:value-type="float" office:value="74" calcext:value-type="float">
            <text:p>74</text:p>
          </table:table-cell>
          <table:table-cell table:style-name="ce8" table:formula="of:=ROUND( (['b - Armes'.C79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F80] * 10 - RANDBETWEEN(-4;4)" office:value-type="float" office:value="74" calcext:value-type="float">
            <text:p>74</text:p>
          </table:table-cell>
          <table:table-cell table:style-name="ce8" table:formula="of:=ROUND( (['b - Armes'.C80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F81] * 10 - RANDBETWEEN(-4;4)" office:value-type="float" office:value="66" calcext:value-type="float">
            <text:p>66</text:p>
          </table:table-cell>
          <table:table-cell table:style-name="ce8" table:formula="of:=ROUND( (['b - Armes'.C81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82] * 10 - RANDBETWEEN(-4;4)" office:value-type="float" office:value="70" calcext:value-type="float">
            <text:p>70</text:p>
          </table:table-cell>
          <table:table-cell table:style-name="ce8" table:formula="of:=ROUND( (['b - Armes'.C82]*1.5) + RANDBETWEEN(0;10) )" office:value-type="float" office:value="113" calcext:value-type="float">
            <text:p>1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83] * 10 - RANDBETWEEN(-4;4)" office:value-type="float" office:value="74" calcext:value-type="float">
            <text:p>74</text:p>
          </table:table-cell>
          <table:table-cell table:style-name="ce8" table:formula="of:=ROUND( (['b - Armes'.C83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84] * 10 - RANDBETWEEN(-4;4)" office:value-type="float" office:value="72" calcext:value-type="float">
            <text:p>72</text:p>
          </table:table-cell>
          <table:table-cell table:style-name="ce8" table:formula="of:=ROUND( (['b - Armes'.C84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85] * 10 - RANDBETWEEN(-4;4)" office:value-type="float" office:value="74" calcext:value-type="float">
            <text:p>74</text:p>
          </table:table-cell>
          <table:table-cell table:style-name="ce8" table:formula="of:=ROUND( (['b - Armes'.C85]*1.5) + RANDBETWEEN(0;10) )" office:value-type="float" office:value="113" calcext:value-type="float">
            <text:p>1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86] * 10 - RANDBETWEEN(-4;4)" office:value-type="float" office:value="73" calcext:value-type="float">
            <text:p>73</text:p>
          </table:table-cell>
          <table:table-cell table:style-name="ce8" table:formula="of:=ROUND( (['b - Armes'.C86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87] * 10 - RANDBETWEEN(-4;4)" office:value-type="float" office:value="66" calcext:value-type="float">
            <text:p>66</text:p>
          </table:table-cell>
          <table:table-cell table:style-name="ce8" table:formula="of:=ROUND( (['b - Armes'.C87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F88] * 10 - RANDBETWEEN(-4;4)" office:value-type="float" office:value="78" calcext:value-type="float">
            <text:p>78</text:p>
          </table:table-cell>
          <table:table-cell table:style-name="ce8" table:formula="of:=ROUND( (['b - Armes'.C88]*1.5) + RANDBETWEEN(0;10) )" office:value-type="float" office:value="119" calcext:value-type="float">
            <text:p>1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F89] * 10 - RANDBETWEEN(-4;4)" office:value-type="float" office:value="83" calcext:value-type="float">
            <text:p>83</text:p>
          </table:table-cell>
          <table:table-cell table:style-name="ce8" table:formula="of:=ROUND( (['b - Armes'.C89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F90] * 10 - RANDBETWEEN(-4;4)" office:value-type="float" office:value="79" calcext:value-type="float">
            <text:p>79</text:p>
          </table:table-cell>
          <table:table-cell table:style-name="ce8" table:formula="of:=ROUND( (['b - Armes'.C90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F91] * 10 - RANDBETWEEN(-4;4)" office:value-type="float" office:value="81" calcext:value-type="float">
            <text:p>81</text:p>
          </table:table-cell>
          <table:table-cell table:style-name="ce8" table:formula="of:=ROUND( (['b - Armes'.C91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F92] * 10 - RANDBETWEEN(-4;4)" office:value-type="float" office:value="83" calcext:value-type="float">
            <text:p>83</text:p>
          </table:table-cell>
          <table:table-cell table:style-name="ce8" table:formula="of:=ROUND( (['b - Armes'.C92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7" table:formula="of:=[.F93] * 10 - RANDBETWEEN(-4;4)" office:value-type="float" office:value="80" calcext:value-type="float">
            <text:p>80</text:p>
          </table:table-cell>
          <table:table-cell table:style-name="ce8" table:formula="of:=ROUND( (['b - Armes'.C93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7" table:formula="of:=[.F94] * 10 - RANDBETWEEN(-4;4)" office:value-type="float" office:value="82" calcext:value-type="float">
            <text:p>82</text:p>
          </table:table-cell>
          <table:table-cell table:style-name="ce8" table:formula="of:=ROUND( (['b - Armes'.C94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7" table:formula="of:=[.F95] * 10 - RANDBETWEEN(-4;4)" office:value-type="float" office:value="81" calcext:value-type="float">
            <text:p>81</text:p>
          </table:table-cell>
          <table:table-cell table:style-name="ce8" table:formula="of:=ROUND( (['b - Armes'.C95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96] * 10 - RANDBETWEEN(-4;4)" office:value-type="float" office:value="83" calcext:value-type="float">
            <text:p>83</text:p>
          </table:table-cell>
          <table:table-cell table:style-name="ce8" table:formula="of:=ROUND( (['b - Armes'.C96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97] * 10 - RANDBETWEEN(-4;4)" office:value-type="float" office:value="82" calcext:value-type="float">
            <text:p>82</text:p>
          </table:table-cell>
          <table:table-cell table:style-name="ce8" table:formula="of:=ROUND( (['b - Armes'.C97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98] * 10 - RANDBETWEEN(-4;4)" office:value-type="float" office:value="80" calcext:value-type="float">
            <text:p>80</text:p>
          </table:table-cell>
          <table:table-cell table:style-name="ce8" table:formula="of:=ROUND( (['b - Armes'.C98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99] * 10 - RANDBETWEEN(-4;4)" office:value-type="float" office:value="80" calcext:value-type="float">
            <text:p>80</text:p>
          </table:table-cell>
          <table:table-cell table:style-name="ce8" table:formula="of:=ROUND( (['b - Armes'.C99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F100] * 10 - RANDBETWEEN(-4;4)" office:value-type="float" office:value="93" calcext:value-type="float">
            <text:p>93</text:p>
          </table:table-cell>
          <table:table-cell table:style-name="ce8" table:formula="of:=ROUND( (['b - Armes'.C100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F101] * 10 - RANDBETWEEN(-4;4)" office:value-type="float" office:value="92" calcext:value-type="float">
            <text:p>92</text:p>
          </table:table-cell>
          <table:table-cell table:style-name="ce8" table:formula="of:=ROUND( (['b - Armes'.C101]*1.5) + RANDBETWEEN(0;10) )" office:value-type="float" office:value="147" calcext:value-type="float">
            <text:p>1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F102] * 10 - RANDBETWEEN(-4;4)" office:value-type="float" office:value="90" calcext:value-type="float">
            <text:p>90</text:p>
          </table:table-cell>
          <table:table-cell table:style-name="ce8" table:formula="of:=ROUND( (['b - Armes'.C102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F103] * 10 - RANDBETWEEN(-4;4)" office:value-type="float" office:value="94" calcext:value-type="float">
            <text:p>94</text:p>
          </table:table-cell>
          <table:table-cell table:style-name="ce8" table:formula="of:=ROUND( (['b - Armes'.C103]*1.5) + RANDBETWEEN(0;10) )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F104] * 10 - RANDBETWEEN(-4;4)" office:value-type="float" office:value="92" calcext:value-type="float">
            <text:p>92</text:p>
          </table:table-cell>
          <table:table-cell table:style-name="ce8" table:formula="of:=ROUND( (['b - Armes'.C104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F105] * 10 - RANDBETWEEN(-4;4)" office:value-type="float" office:value="92" calcext:value-type="float">
            <text:p>92</text:p>
          </table:table-cell>
          <table:table-cell table:style-name="ce8" table:formula="of:=ROUND( (['b - Armes'.C105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7" table:formula="of:=[.F106] * 10 - RANDBETWEEN(-4;4)" office:value-type="float" office:value="93" calcext:value-type="float">
            <text:p>93</text:p>
          </table:table-cell>
          <table:table-cell table:style-name="ce8" table:formula="of:=ROUND( (['b - Armes'.C106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7" table:formula="of:=[.F107] * 10 - RANDBETWEEN(-4;4)" office:value-type="float" office:value="93" calcext:value-type="float">
            <text:p>93</text:p>
          </table:table-cell>
          <table:table-cell table:style-name="ce8" table:formula="of:=ROUND( (['b - Armes'.C107]*1.5) + RANDBETWEEN(0;10) )" office:value-type="float" office:value="150" calcext:value-type="float">
            <text:p>1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7" table:formula="of:=[.F108] * 10 - RANDBETWEEN(-4;4)" office:value-type="float" office:value="87" calcext:value-type="float">
            <text:p>87</text:p>
          </table:table-cell>
          <table:table-cell table:style-name="ce8" table:formula="of:=ROUND( (['b - Armes'.C108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109] * 10 - RANDBETWEEN(-4;4)" office:value-type="float" office:value="90" calcext:value-type="float">
            <text:p>90</text:p>
          </table:table-cell>
          <table:table-cell table:style-name="ce8" table:formula="of:=ROUND( (['b - Armes'.C109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F110] * 10 - RANDBETWEEN(-4;4)" office:value-type="float" office:value="93" calcext:value-type="float">
            <text:p>93</text:p>
          </table:table-cell>
          <table:table-cell table:style-name="ce8" table:formula="of:=ROUND( (['b - Armes'.C110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7" table:formula="of:=[.F111] * 10 - RANDBETWEEN(-4;4)" office:value-type="float" office:value="86" calcext:value-type="float">
            <text:p>86</text:p>
          </table:table-cell>
          <table:table-cell table:style-name="ce8" table:formula="of:=ROUND( (['b - Armes'.C111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F112] * 10 - RANDBETWEEN(-4;4)" office:value-type="float" office:value="104" calcext:value-type="float">
            <text:p>104</text:p>
          </table:table-cell>
          <table:table-cell table:style-name="ce8" table:formula="of:=ROUND( (['b - Armes'.C112]*1.5) + RANDBETWEEN(0;10) )" office:value-type="float" office:value="162" calcext:value-type="float">
            <text:p>1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F113] * 10 - RANDBETWEEN(-4;4)" office:value-type="float" office:value="103" calcext:value-type="float">
            <text:p>103</text:p>
          </table:table-cell>
          <table:table-cell table:style-name="ce8" table:formula="of:=ROUND( (['b - Armes'.C113]*1.5) + RANDBETWEEN(0;10) )" office:value-type="float" office:value="156" calcext:value-type="float">
            <text:p>1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7" table:formula="of:=[.F2] * 10 - RANDBETWEEN(-4;4)" office:value-type="float" office:value="6" calcext:value-type="float">
            <text:p>6</text:p>
          </table:table-cell>
          <table:table-cell table:style-name="ce8" table:formula="of:=ROUND( (['c - Vêtement'.C2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7" table:formula="of:=[.F3] * 10 - RANDBETWEEN(-4;4)" office:value-type="float" office:value="7" calcext:value-type="float">
            <text:p>7</text:p>
          </table:table-cell>
          <table:table-cell table:style-name="ce8" table:formula="of:=ROUND( (['c - Vêtement'.C3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7" table:formula="of:=[.F4] * 10 - RANDBETWEEN(-4;4)" office:value-type="float" office:value="13" calcext:value-type="float">
            <text:p>13</text:p>
          </table:table-cell>
          <table:table-cell table:style-name="ce8" table:formula="of:=ROUND( (['c - Vêtement'.C4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7" table:formula="of:=[.F5] * 10 - RANDBETWEEN(-4;4)" office:value-type="float" office:value="14" calcext:value-type="float">
            <text:p>14</text:p>
          </table:table-cell>
          <table:table-cell table:style-name="ce8" table:formula="of:=ROUND( (['c - Vêtement'.C5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7" table:formula="of:=[.F6] * 10 - RANDBETWEEN(-4;4)" office:value-type="float" office:value="7" calcext:value-type="float">
            <text:p>7</text:p>
          </table:table-cell>
          <table:table-cell table:style-name="ce8" table:formula="of:=ROUND( (['c - Vêtement'.C6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7" table:formula="of:=[.F7] * 10 - RANDBETWEEN(-4;4)" office:value-type="float" office:value="13" calcext:value-type="float">
            <text:p>13</text:p>
          </table:table-cell>
          <table:table-cell table:style-name="ce8" table:formula="of:=ROUND( (['c - Vêtement'.C7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7" table:formula="of:=[.F8] * 10 - RANDBETWEEN(-4;4)" office:value-type="float" office:value="24" calcext:value-type="float">
            <text:p>24</text:p>
          </table:table-cell>
          <table:table-cell table:style-name="ce8" table:formula="of:=ROUND( (['c - Vêtement'.C8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7" table:formula="of:=[.F9] * 10 - RANDBETWEEN(-4;4)" office:value-type="float" office:value="18" calcext:value-type="float">
            <text:p>18</text:p>
          </table:table-cell>
          <table:table-cell table:style-name="ce8" table:formula="of:=ROUND( (['c - Vêtement'.C9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7" table:formula="of:=[.F10] * 10 - RANDBETWEEN(-4;4)" office:value-type="float" office:value="16" calcext:value-type="float">
            <text:p>16</text:p>
          </table:table-cell>
          <table:table-cell table:style-name="ce8" table:formula="of:=ROUND( (['c - Vêtement'.C10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7" table:formula="of:=[.F11] * 10 - RANDBETWEEN(-4;4)" office:value-type="float" office:value="21" calcext:value-type="float">
            <text:p>21</text:p>
          </table:table-cell>
          <table:table-cell table:style-name="ce8" table:formula="of:=ROUND( (['c - Vêtement'.C11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7" table:formula="of:=[.F12] * 10 - RANDBETWEEN(-4;4)" office:value-type="float" office:value="16" calcext:value-type="float">
            <text:p>16</text:p>
          </table:table-cell>
          <table:table-cell table:style-name="ce8" table:formula="of:=ROUND( (['c - Vêtement'.C12]*1.5) + RANDBETWEEN(0;10) )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7" table:formula="of:=[.F13] * 10 - RANDBETWEEN(-4;4)" office:value-type="float" office:value="18" calcext:value-type="float">
            <text:p>18</text:p>
          </table:table-cell>
          <table:table-cell table:style-name="ce8" table:formula="of:=ROUND( (['c - Vêtement'.C13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7" table:formula="of:=[.F14] * 10 - RANDBETWEEN(-4;4)" office:value-type="float" office:value="32" calcext:value-type="float">
            <text:p>32</text:p>
          </table:table-cell>
          <table:table-cell table:style-name="ce8" table:formula="of:=ROUND( (['c - Vêtement'.C14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7" table:formula="of:=[.F15] * 10 - RANDBETWEEN(-4;4)" office:value-type="float" office:value="32" calcext:value-type="float">
            <text:p>32</text:p>
          </table:table-cell>
          <table:table-cell table:style-name="ce8" table:formula="of:=ROUND( (['c - Vêtement'.C15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7" table:formula="of:=[.F16] * 10 - RANDBETWEEN(-4;4)" office:value-type="float" office:value="31" calcext:value-type="float">
            <text:p>31</text:p>
          </table:table-cell>
          <table:table-cell table:style-name="ce8" table:formula="of:=ROUND( (['c - Vêtement'.C16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7" table:formula="of:=[.F17] * 10 - RANDBETWEEN(-4;4)" office:value-type="float" office:value="30" calcext:value-type="float">
            <text:p>30</text:p>
          </table:table-cell>
          <table:table-cell table:style-name="ce8" table:formula="of:=ROUND( (['c - Vêtement'.C17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7" table:formula="of:=[.F18] * 10 - RANDBETWEEN(-4;4)" office:value-type="float" office:value="28" calcext:value-type="float">
            <text:p>28</text:p>
          </table:table-cell>
          <table:table-cell table:style-name="ce8" table:formula="of:=ROUND( (['c - Vêtement'.C18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7" table:formula="of:=[.F19] * 10 - RANDBETWEEN(-4;4)" office:value-type="float" office:value="38" calcext:value-type="float">
            <text:p>38</text:p>
          </table:table-cell>
          <table:table-cell table:style-name="ce8" table:formula="of:=ROUND( (['c - Vêtement'.C19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7" table:formula="of:=[.F20] * 10 - RANDBETWEEN(-4;4)" office:value-type="float" office:value="41" calcext:value-type="float">
            <text:p>41</text:p>
          </table:table-cell>
          <table:table-cell table:style-name="ce8" table:formula="of:=ROUND( (['c - Vêtement'.C20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7" table:formula="of:=[.F21] * 10 - RANDBETWEEN(-4;4)" office:value-type="float" office:value="43" calcext:value-type="float">
            <text:p>43</text:p>
          </table:table-cell>
          <table:table-cell table:style-name="ce8" table:formula="of:=ROUND( (['c - Vêtement'.C21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7" table:formula="of:=[.F22] * 10 - RANDBETWEEN(-4;4)" office:value-type="float" office:value="39" calcext:value-type="float">
            <text:p>39</text:p>
          </table:table-cell>
          <table:table-cell table:style-name="ce8" table:formula="of:=ROUND( (['c - Vêtement'.C22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7" table:formula="of:=[.F23] * 10 - RANDBETWEEN(-4;4)" office:value-type="float" office:value="42" calcext:value-type="float">
            <text:p>42</text:p>
          </table:table-cell>
          <table:table-cell table:style-name="ce8" table:formula="of:=ROUND( (['c - Vêtement'.C23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7" table:formula="of:=[.F24] * 10 - RANDBETWEEN(-4;4)" office:value-type="float" office:value="39" calcext:value-type="float">
            <text:p>39</text:p>
          </table:table-cell>
          <table:table-cell table:style-name="ce8" table:formula="of:=ROUND( (['c - Vêtement'.C24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7" table:formula="of:=[.F25] * 10 - RANDBETWEEN(-4;4)" office:value-type="float" office:value="50" calcext:value-type="float">
            <text:p>50</text:p>
          </table:table-cell>
          <table:table-cell table:style-name="ce8" table:formula="of:=ROUND( (['c - Vêtement'.C25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7" table:formula="of:=[.F26] * 10 - RANDBETWEEN(-4;4)" office:value-type="float" office:value="50" calcext:value-type="float">
            <text:p>50</text:p>
          </table:table-cell>
          <table:table-cell table:style-name="ce8" table:formula="of:=ROUND( (['c - Vêtement'.C26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7" table:formula="of:=[.F27] * 10 - RANDBETWEEN(-4;4)" office:value-type="float" office:value="47" calcext:value-type="float">
            <text:p>47</text:p>
          </table:table-cell>
          <table:table-cell table:style-name="ce8" table:formula="of:=ROUND( (['c - Vêtement'.C27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7" table:formula="of:=[.F28] * 10 - RANDBETWEEN(-4;4)" office:value-type="float" office:value="49" calcext:value-type="float">
            <text:p>49</text:p>
          </table:table-cell>
          <table:table-cell table:style-name="ce8" table:formula="of:=ROUND( (['c - Vêtement'.C28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7" table:formula="of:=[.F29] * 10 - RANDBETWEEN(-4;4)" office:value-type="float" office:value="50" calcext:value-type="float">
            <text:p>50</text:p>
          </table:table-cell>
          <table:table-cell table:style-name="ce8" table:formula="of:=ROUND( (['c - Vêtement'.C29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7" table:formula="of:=[.F30] * 10 - RANDBETWEEN(-4;4)" office:value-type="float" office:value="64" calcext:value-type="float">
            <text:p>64</text:p>
          </table:table-cell>
          <table:table-cell table:style-name="ce8" table:formula="of:=ROUND( (['c - Vêtement'.C30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7" table:formula="of:=[.F31] * 10 - RANDBETWEEN(-4;4)" office:value-type="float" office:value="60" calcext:value-type="float">
            <text:p>60</text:p>
          </table:table-cell>
          <table:table-cell table:style-name="ce8" table:formula="of:=ROUND( (['c - Vêtement'.C31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7" table:formula="of:=[.F32] * 10 - RANDBETWEEN(-4;4)" office:value-type="float" office:value="56" calcext:value-type="float">
            <text:p>56</text:p>
          </table:table-cell>
          <table:table-cell table:style-name="ce8" table:formula="of:=ROUND( (['c - Vêtement'.C32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7" table:formula="of:=[.F33] * 10 - RANDBETWEEN(-4;4)" office:value-type="float" office:value="58" calcext:value-type="float">
            <text:p>58</text:p>
          </table:table-cell>
          <table:table-cell table:style-name="ce8" table:formula="of:=ROUND( (['c - Vêtement'.C33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7" table:formula="of:=[.F34] * 10 - RANDBETWEEN(-4;4)" office:value-type="float" office:value="62" calcext:value-type="float">
            <text:p>62</text:p>
          </table:table-cell>
          <table:table-cell table:style-name="ce8" table:formula="of:=ROUND( (['c - Vêtement'.C34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7" table:formula="of:=[.F35] * 10 - RANDBETWEEN(-4;4)" office:value-type="float" office:value="60" calcext:value-type="float">
            <text:p>60</text:p>
          </table:table-cell>
          <table:table-cell table:style-name="ce8" table:formula="of:=ROUND( (['c - Vêtement'.C35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7" table:formula="of:=[.F36] * 10 - RANDBETWEEN(-4;4)" office:value-type="float" office:value="67" calcext:value-type="float">
            <text:p>67</text:p>
          </table:table-cell>
          <table:table-cell table:style-name="ce8" table:formula="of:=ROUND( (['c - Vêtement'.C36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7" table:formula="of:=[.F37] * 10 - RANDBETWEEN(-4;4)" office:value-type="float" office:value="69" calcext:value-type="float">
            <text:p>69</text:p>
          </table:table-cell>
          <table:table-cell table:style-name="ce8" table:formula="of:=ROUND( (['c - Vêtement'.C37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7" table:formula="of:=[.F38] * 10 - RANDBETWEEN(-4;4)" office:value-type="float" office:value="68" calcext:value-type="float">
            <text:p>68</text:p>
          </table:table-cell>
          <table:table-cell table:style-name="ce8" table:formula="of:=ROUND( (['c - Vêtement'.C38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7" table:formula="of:=[.F39] * 10 - RANDBETWEEN(-4;4)" office:value-type="float" office:value="70" calcext:value-type="float">
            <text:p>70</text:p>
          </table:table-cell>
          <table:table-cell table:style-name="ce8" table:formula="of:=ROUND( (['c - Vêtement'.C39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7" table:formula="of:=[.F40] * 10 - RANDBETWEEN(-4;4)" office:value-type="float" office:value="69" calcext:value-type="float">
            <text:p>69</text:p>
          </table:table-cell>
          <table:table-cell table:style-name="ce8" table:formula="of:=ROUND( (['c - Vêtement'.C40]*1.5) + RANDBETWEEN(0;10) )" office:value-type="float" office:value="107" calcext:value-type="float">
            <text:p>10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7" table:formula="of:=[.F41] * 10 - RANDBETWEEN(-4;4)" office:value-type="float" office:value="76" calcext:value-type="float">
            <text:p>76</text:p>
          </table:table-cell>
          <table:table-cell table:style-name="ce8" table:formula="of:=ROUND( (['c - Vêtement'.C41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7" table:formula="of:=[.F42] * 10 - RANDBETWEEN(-4;4)" office:value-type="float" office:value="83" calcext:value-type="float">
            <text:p>83</text:p>
          </table:table-cell>
          <table:table-cell table:style-name="ce8" table:formula="of:=ROUND( (['c - Vêtement'.C42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7" table:formula="of:=[.F43] * 10 - RANDBETWEEN(-4;4)" office:value-type="float" office:value="76" calcext:value-type="float">
            <text:p>76</text:p>
          </table:table-cell>
          <table:table-cell table:style-name="ce8" table:formula="of:=ROUND( (['c - Vêtement'.C43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7" table:formula="of:=[.F44] * 10 - RANDBETWEEN(-4;4)" office:value-type="float" office:value="81" calcext:value-type="float">
            <text:p>81</text:p>
          </table:table-cell>
          <table:table-cell table:style-name="ce8" table:formula="of:=ROUND( (['c - Vêtement'.C44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7" table:formula="of:=[.F45] * 10 - RANDBETWEEN(-4;4)" office:value-type="float" office:value="84" calcext:value-type="float">
            <text:p>84</text:p>
          </table:table-cell>
          <table:table-cell table:style-name="ce8" table:formula="of:=ROUND( (['c - Vêtement'.C45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7" table:formula="of:=[.F46] * 10 - RANDBETWEEN(-4;4)" office:value-type="float" office:value="78" calcext:value-type="float">
            <text:p>78</text:p>
          </table:table-cell>
          <table:table-cell table:style-name="ce8" table:formula="of:=ROUND( (['c - Vêtement'.C46]*1.5) + RANDBETWEEN(0;10) )" office:value-type="float" office:value="117" calcext:value-type="float">
            <text:p>1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7" table:formula="of:=[.F47] * 10 - RANDBETWEEN(-4;4)" office:value-type="float" office:value="92" calcext:value-type="float">
            <text:p>92</text:p>
          </table:table-cell>
          <table:table-cell table:style-name="ce8" table:formula="of:=ROUND( (['c - Vêtement'.C47]*1.5) + RANDBETWEEN(0;10) )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7" table:formula="of:=[.F48] * 10 - RANDBETWEEN(-4;4)" office:value-type="float" office:value="86" calcext:value-type="float">
            <text:p>86</text:p>
          </table:table-cell>
          <table:table-cell table:style-name="ce8" table:formula="of:=ROUND( (['c - Vêtement'.C48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7" table:formula="of:=[.F49] * 10 - RANDBETWEEN(-4;4)" office:value-type="float" office:value="86" calcext:value-type="float">
            <text:p>86</text:p>
          </table:table-cell>
          <table:table-cell table:style-name="ce8" table:formula="of:=ROUND( (['c - Vêtement'.C49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7" table:formula="of:=[.F50] * 10 - RANDBETWEEN(-4;4)" office:value-type="float" office:value="87" calcext:value-type="float">
            <text:p>87</text:p>
          </table:table-cell>
          <table:table-cell table:style-name="ce8" table:formula="of:=ROUND( (['c - Vêtement'.C50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7" table:formula="of:=[.F51] * 10 - RANDBETWEEN(-4;4)" office:value-type="float" office:value="91" calcext:value-type="float">
            <text:p>91</text:p>
          </table:table-cell>
          <table:table-cell table:style-name="ce8" table:formula="of:=ROUND( (['c - Vêtement'.C51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7" table:formula="of:=[.F52] * 10 - RANDBETWEEN(-4;4)" office:value-type="float" office:value="99" calcext:value-type="float">
            <text:p>99</text:p>
          </table:table-cell>
          <table:table-cell table:style-name="ce8" table:formula="of:=ROUND( (['c - Vêtement'.C52]*1.5) + RANDBETWEEN(0;10) )" office:value-type="float" office:value="152" calcext:value-type="float">
            <text:p>1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 table:number-rows-repeated="5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1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5:02:45.8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47M31S</meta:editing-duration>
    <meta:editing-cycles>90</meta:editing-cycles>
    <meta:generator>LibreOffice/5.1.6.2$Windows_x86 LibreOffice_project/07ac168c60a517dba0f0d7bc7540f5afa45f0909</meta:generator>
    <meta:creation-date>2016-11-30T17:08:03.721000000</meta:creation-date>
    <dc:date>2018-03-02T15:20:06.454000000</dc:date>
    <meta:document-statistic meta:table-count="4" meta:cell-count="1745" meta:object-count="0"/>
  </office:meta>
</office:document-meta>
</file>